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5f_Text" style:display-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ExamTools<text:tab/></text:p>
      </style:header>
      <style:footer>
        <text:p text:style-name="MP2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11-05T21:41:19.18</dc:date>
    <dc:creator>Sebastian Stengele</dc:creator>
    <meta:editing-duration>PT6M39S</meta:editing-duration>
    <meta:editing-cycles>4</meta:editing-cycles>
    <meta:document-statistic meta:table-count="0" meta:image-count="0" meta:object-count="0" meta:page-count="1" meta:paragraph-count="3" meta:word-count="4" meta:character-count="24"/>
  </office:meta>
</office:document-meta>
</file>